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2000004A04CCA15127B626323.png" manifest:media-type="image/png"/>
  <manifest:file-entry manifest:full-path="Pictures/10000201000004AC0000030ED6F6F3D23DB138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" svg:font-family="'Liberation Sans'" style:font-pitch="variable"/>
    <style:font-face style:name="Liberation Sans5" svg:font-family="'Liberation Sans', Arial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1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2.07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9.558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2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style:text-properties fo:color="#000000" style:font-name="Noto Sans CJK SC1" style:font-name-complex="Noto Sans CJK SC1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Source Sans Pro1" fo:font-size="24pt" style:font-size-asian="24pt" style:font-name-complex="Source Sans Pro1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size-asian="3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2" style:family="paragraph">
      <style:text-properties fo:font-size="24pt"/>
    </style:style>
    <style:style style:name="P13" style:family="paragraph">
      <style:text-properties fo:color="#202122" style:font-name="Noto Sans CJK SC1" style:font-name-complex="Noto Sans CJK SC1" style:font-size-complex="2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Noto Sans CJK SC1" fo:font-size="24pt" style:font-size-asian="24pt" style:font-name-complex="Noto Sans CJK SC1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Noto Sans CJK SC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CJK SC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font-name-asian="Noto Sans CJK SC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3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name-asian="Noto Sans CJK SC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iberation Sans1" fo:font-size="44pt" style:letter-kerning="true" style:font-name-asian="Noto Sans CJK SC" style:font-size-asian="44pt" style:font-name-complex="Lohit Devanagari3" style:font-size-complex="44pt"/>
    </style:style>
    <style:style style:name="T11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12" style:family="text">
      <style:text-properties fo:color="#000000" style:font-name="Noto Sans CJK SC1" fo:font-size="24pt" style:font-size-asian="24pt" style:font-name-complex="Noto Sans CJK SC1" style:font-size-complex="20pt"/>
    </style:style>
    <style:style style:name="T13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7.603cm" svg:height="16.015cm" svg:x="2.066cm" svg:y="12.557cm">
          <draw:text-box>
            <text:p><text:span text:style-name="T2">1 <text:s/></text:span><text:span text:style-name="T2">排名</text:span><text:span text:style-name="T2">bug</text:span><text:span text:style-name="T2">修復；</text:span></text:p>
            <text:p><text:span text:style-name="T2">2 <text:s/></text:span><text:span text:style-name="T2">天氣效果；</text:span></text:p>
            <text:p><text:span text:style-name="T2">3 <text:s/></text:span><text:span text:style-name="T2">錄影和下載；</text:span></text:p>
            <text:p><text:span text:style-name="T2">4</text:span><text:span text:style-name="T2"><text:tab/></text:span><text:span text:style-name="T2"> </text:span><text:span text:style-name="T2">其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3.159cm">
          <draw:text-box>
            <text:p text:style-name="P4"><text:span text:style-name="T2">排名</text:span><text:span text:style-name="T2">bug</text:span><text:span text:style-name="T2">修復</text:span></text:p>
          </draw:text-box>
        </draw:frame>
        <draw:frame draw:style-name="gr4" draw:text-style-name="P7" draw:layer="layout" svg:width="16.256cm" svg:height="17.145cm" svg:x="2.397cm" svg:y="9.001cm">
          <draw:text-box>
            <text:p><text:span text:style-name="T3">1 </text:span><text:span text:style-name="T3">之前排名的算法有問題；</text:span></text:p>
            <text:p><text:span text:style-name="T3"/></text:p>
            <text:p><text:span text:style-name="T3">2 </text:span><text:span text:style-name="T3">之後的排名算法：</text:span></text:p>
            <text:p text:style-name="P6"><text:span text:style-name="T4">step1</text:span><text:span text:style-name="T4">：初始化：排好順序；</text:span></text:p>
            <text:p text:style-name="P6"><text:span text:style-name="T4">step2</text:span><text:span text:style-name="T4">：更新：刪除更新的</text:span><text:span text:style-name="T4">element</text:span><text:span text:style-name="T4">之</text:span><text:span text:style-name="T4">後，按照大小重新插入；</text:span></text:p>
            <text:p text:style-name="P6"><text:span text:style-name="T4"/></text:p>
            <text:p text:style-name="P6"><text:span text:style-name="T5">排序算法優化（思路）：</text:span></text:p>
            <text:p text:style-name="P6"><text:span text:style-name="T5">i</text:span><text:span text:style-name="T5">和</text:span><text:span text:style-name="T5">i</text:span><text:span text:style-name="T5">＋１，兩個索引，前者＜ｔａｒｇｅ</text:span><text:span text:style-name="T5">ｔ＜後者，就可以進行插入了；</text:span></text:p>
            <text:p><text:span text:style-name="T3"/></text:p>
          </draw:text-box>
        </draw:frame>
      </draw:page>
      <draw:page draw:name="page3" draw:style-name="dp1" draw:master-page-name="Default">
        <draw:frame draw:style-name="gr3" draw:text-style-name="P5" draw:layer="layout" svg:width="15.113cm" svg:height="4.191cm" svg:x="2.397cm" svg:y="2.143cm">
          <draw:text-box>
            <text:p text:style-name="P4"><text:span text:style-name="T2">天氣效果</text:span></text:p>
          </draw:text-box>
        </draw:frame>
        <draw:frame draw:style-name="gr5" draw:text-style-name="P9" draw:layer="layout" svg:width="16.129cm" svg:height="13.459cm" svg:x="2.651cm" svg:y="23.479cm">
          <draw:text-box>
            <text:p><text:span text:style-name="T4">1 </text:span><text:span text:style-name="T4">目前：通過顏色來展示風速大小：風速越</text:span><text:span text:style-name="T4">大，顏色越深；（小地圖也加了；）</text:span></text:p>
            <text:p><text:span text:style-name="T6">2 </text:span><text:span text:style-name="T6">可優化方向：有箭頭的風向</text:span><text:span text:style-name="T4">；</text:span></text:p>
            <text:p text:style-name="P8"><text:span text:style-name="T6"/></text:p>
            <text:p text:style-name="P8"><text:span text:style-name="T6"/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6" draw:text-style-name="P1" draw:layer="layout" svg:width="18.999cm" svg:height="8.738cm" svg:x="1cm" svg:y="5.216cm">
          <draw:image xlink:href="Pictures/10000201000004AC0000030ED6F6F3D23DB138D0.png" xlink:type="simple" xlink:show="embed" xlink:actuate="onLoad" loext:mime-type="image/png">
            <text:p/>
          </draw:image>
        </draw:frame>
        <draw:frame draw:style-name="gr6" draw:text-style-name="P1" draw:layer="layout" svg:width="18.999cm" svg:height="8.556cm" svg:x="1.001cm" svg:y="14.288cm">
          <draw:image xlink:href="Pictures/10000201000005F2000004A04CCA15127B62632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7" draw:text-style-name="P11" draw:layer="layout" svg:width="15.113cm" svg:height="4.191cm" svg:x="2.524cm" svg:y="3.159cm">
          <draw:text-box>
            <text:p text:style-name="P10"><text:span text:style-name="T2">錄影和下載</text:span></text:p>
          </draw:text-box>
        </draw:frame>
        <draw:frame draw:style-name="standard" draw:layer="layout" svg:width="19.177cm" svg:height="15.874cm" svg:x="1cm" svg:y="7.224cm">
          <draw:plugin xlink:href="../../../../../../../Downloads/test%20(4)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</draw:page>
      <draw:page draw:name="page5" draw:style-name="dp1" draw:master-page-name="Default">
        <draw:frame draw:style-name="gr8" draw:text-style-name="P11" draw:layer="layout" svg:width="15.113cm" svg:height="4.191cm" svg:x="2.524cm" svg:y="3.159cm">
          <draw:text-box>
            <text:p text:style-name="P10"><text:span text:style-name="T2">錄影和下載</text:span></text:p>
          </draw:text-box>
        </draw:frame>
        <draw:frame draw:style-name="gr9" draw:text-style-name="P7" draw:layer="layout" svg:width="16.256cm" svg:height="19.558cm" svg:x="2.397cm" svg:y="7.858cm">
          <draw:text-box>
            <text:p text:style-name="P12"><text:span text:style-name="T3">1 </text:span><text:span text:style-name="T4">下載需求分析：</text:span></text:p>
            <text:p text:style-name="P13"><text:span text:style-name="T4">q1</text:span><text:span text:style-name="T4">：保存的視頻，是發給服務器，還是存</text:span><text:span text:style-name="T4">留在本地客戶端？</text:span></text:p>
            <text:p text:style-name="P13"><text:span text:style-name="T4">（</text:span><text:span text:style-name="T4">q2</text:span><text:span text:style-name="T4">：播放速度是否和</text:span><text:span text:style-name="T4">clock</text:span><text:span text:style-name="T4">速度一</text:span><text:span text:style-name="T4">致？）</text:span></text:p>
            <text:p text:style-name="P13"><text:span text:style-name="T4">q3</text:span><text:span text:style-name="T4">：界面布局中，是不是要加入一個開始</text:span><text:span text:style-name="T4">保存，最後停止保存的？還是直接播放開始</text:span><text:span text:style-name="T4">就保存，最後到了終點的時候自動停止？</text:span></text:p>
            <text:p text:style-name="P13"><text:span text:style-name="T4"/></text:p>
            <text:p text:style-name="P13"><text:span text:style-name="T4">功能設計：</text:span></text:p>
            <text:p text:style-name="P13"><text:span text:style-name="T4">step1</text:span><text:span text:style-name="T4">：開始播放的時候，開始保存；</text:span></text:p>
            <text:p text:style-name="P13"><text:span text:style-name="T4">step2</text:span><text:span text:style-name="T4">：播放結束的時候，自動下載；</text:span></text:p>
            <text:p text:style-name="P13"><text:span text:style-name="T4">step3: <text:s/></text:span><text:span text:style-name="T4">可以暫停錄像；</text:span></text:p>
            <text:p text:style-name="P12"><text:span text:style-name="T3"/></text:p>
            <text:p text:style-name="P12"><text:span text:style-name="T3">2 </text:span><text:span text:style-name="T3">目前的</text:span><text:span text:style-name="T3">bug</text:span><text:span text:style-name="T3">：只能錄鴿子飛行的部分；</text:span></text:p>
          </draw:text-box>
        </draw:frame>
      </draw:page>
      <draw:page draw:name="page6" draw:style-name="dp1" draw:master-page-name="Default">
        <draw:frame draw:style-name="gr10" draw:text-style-name="P14" draw:layer="layout" svg:width="15.748cm" svg:height="2.921cm" svg:x="2.397cm" svg:y="3.413cm">
          <draw:text-box>
            <text:p text:style-name="P4"><text:span text:style-name="T10">其他</text:span></text:p>
          </draw:text-box>
        </draw:frame>
        <draw:frame draw:style-name="gr11" draw:text-style-name="P15" draw:layer="layout" svg:width="14.936cm" svg:height="22.276cm" svg:x="3.667cm" svg:y="8.112cm">
          <draw:text-box>
            <text:p><text:span text:style-name="T11">1 </text:span><text:span text:style-name="T11">隱藏</text:span><text:span text:style-name="T11">timeline</text:span><text:span text:style-name="T11">；</text:span></text:p>
            <text:p><text:span text:style-name="T11">2 </text:span><text:span text:style-name="T11">小地圖配色修改；</text:span></text:p>
            <text:p><text:span text:style-name="T11"/></text:p>
            <text:p><text:span text:style-name="T11">待處理：</text:span></text:p>
            <text:p><text:span text:style-name="T11">1 relive</text:span><text:span text:style-name="T11">視角模仿；</text:span></text:p>
            <text:p><text:span text:style-name="T11"><text:tab/></text:span><text:span text:style-name="T11">功能設計：</text:span></text:p>
            <text:p><text:span text:style-name="T4"><text:tab/></text:span><text:span text:style-name="T4">打算使用</text:span><text:span text:style-name="T4">cesium</text:span><text:span text:style-name="T4">再戴的</text:span><text:span text:style-name="T4">camera</text:span><text:span text:style-name="T4">的</text:span><text:span text:style-name="T4">api</text:span><text:span text:style-name="T4">進行模仿；</text:span></text:p>
            <text:p><text:span text:style-name="T4"/></text:p>
            <text:p text:style-name="P8"><text:span text:style-name="T4">2 </text:span><text:span text:style-name="T4">測試：小地圖不動中心點的效果；</text:span></text:p>
            <text:p text:style-name="P8"><text:span text:style-name="T4">3 <text:s/></text:span><text:span text:style-name="T4">串接到</text:span><text:span text:style-name="T4">pigeon race</text:span><text:span text:style-name="T4">中；</text:span></text:p>
            <text:p text:style-name="P8"><text:span text:style-name="T4"/></text:p>
            <text:p><text:span text:style-name="T4"/></text:p>
            <text:p><text:span text:style-name="T4"/></text:p>
            <text:p><text:span text:style-name="T12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" svg:font-family="'Liberation Sans'" style:font-pitch="variable"/>
    <style:font-face style:name="Liberation Sans5" svg:font-family="'Liberation Sans', Arial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4-28T13:29:08.089498780</dc:date>
    <meta:editing-duration>P4DT7H23M17S</meta:editing-duration>
    <meta:editing-cycles>13</meta:editing-cycles>
    <meta:generator>LibreOffice/6.4.7.2$Linux_X86_64 LibreOffice_project/40$Build-2</meta:generator>
    <meta:document-statistic meta:object-count="14"/>
  </office:meta>
</office:document-meta>
</file>